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Preformatted_20_Text" style:list-style-name="L1"/>
    <style:style style:name="P4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5" style:family="paragraph" style:parent-style-name="Preformatted_20_Text" style:list-style-name="L2"/>
    <style:style style:name="P6" style:family="paragraph" style:parent-style-name="Preformatted_20_Text" style:list-style-name="L2">
      <style:paragraph-properties style:writing-mode="lr-tb"/>
    </style:style>
    <style:style style:name="P7" style:family="paragraph" style:parent-style-name="Preformatted_20_Text" style:list-style-name="L2">
      <style:paragraph-properties fo:margin-top="0cm" fo:margin-bottom="0.499cm" style:contextual-spacing="false" style:writing-mode="lr-tb"/>
    </style:style>
    <style:style style:name="P8" style:family="paragraph" style:parent-style-name="Preformatted_20_Text" style:list-style-name="L3"/>
    <style:style style:name="P9" style:family="paragraph" style:parent-style-name="Preformatted_20_Text" style:list-style-name="L3">
      <style:paragraph-properties fo:margin-top="0cm" fo:margin-bottom="0.499cm" style:contextual-spacing="false" style:writing-mode="lr-tb"/>
    </style:style>
    <style:style style:name="P10" style:family="paragraph" style:parent-style-name="Preformatted_20_Text" style:list-style-name="L4"/>
    <style:style style:name="P11" style:family="paragraph" style:parent-style-name="Preformatted_20_Text" style:list-style-name="L4">
      <style:paragraph-properties style:writing-mode="lr-tb"/>
    </style:style>
    <style:style style:name="P12" style:family="paragraph" style:parent-style-name="Preformatted_20_Text" style:list-style-name="L4">
      <style:paragraph-properties fo:margin-top="0cm" fo:margin-bottom="0.499cm" style:contextual-spacing="false" style:writing-mode="lr-tb"/>
    </style:style>
    <style:style style:name="P13" style:family="paragraph" style:parent-style-name="Preformatted_20_Text" style:list-style-name="L5"/>
    <style:style style:name="P14" style:family="paragraph" style:parent-style-name="Preformatted_20_Text" style:list-style-name="L5">
      <style:paragraph-properties style:writing-mode="lr-tb"/>
    </style:style>
    <style:style style:name="P15" style:family="paragraph" style:parent-style-name="Preformatted_20_Text" style:list-style-name="L5">
      <style:paragraph-properties fo:margin-top="0cm" fo:margin-bottom="0.499cm" style:contextual-spacing="false" style:writing-mode="lr-tb"/>
    </style:style>
    <style:style style:name="P16" style:family="paragraph" style:parent-style-name="Preformatted_20_Text" style:list-style-name="L6"/>
    <style:style style:name="P17" style:family="paragraph" style:parent-style-name="Preformatted_20_Text" style:list-style-name="L6">
      <style:paragraph-properties style:writing-mode="lr-tb"/>
    </style:style>
    <style:style style:name="P18" style:family="paragraph" style:parent-style-name="Preformatted_20_Text" style:list-style-name="L6">
      <style:paragraph-properties fo:margin-top="0cm" fo:margin-bottom="0.499cm" style:contextual-spacing="false" style:writing-mode="lr-tb"/>
    </style:style>
    <style:style style:name="P19" style:family="paragraph" style:parent-style-name="Preformatted_20_Text" style:list-style-name="L7"/>
    <style:style style:name="P20" style:family="paragraph" style:parent-style-name="Preformatted_20_Text" style:list-style-name="L7">
      <style:paragraph-properties style:writing-mode="lr-tb"/>
    </style:style>
    <style:style style:name="P21" style:family="paragraph" style:parent-style-name="Preformatted_20_Text" style:list-style-name="L7">
      <style:paragraph-properties fo:margin-top="0cm" fo:margin-bottom="0.499cm" style:contextual-spacing="false" style:writing-mode="lr-tb"/>
    </style:style>
    <style:style style:name="P22" style:family="paragraph" style:parent-style-name="Text_20_body" style:list-style-name="L1"/>
    <style:style style:name="P23" style:family="paragraph" style:parent-style-name="Text_20_body" style:list-style-name="L2"/>
    <style:style style:name="P24" style:family="paragraph" style:parent-style-name="Text_20_body" style:list-style-name="L3"/>
    <style:style style:name="P25" style:family="paragraph" style:parent-style-name="Text_20_body" style:list-style-name="L4"/>
    <style:style style:name="P26" style:family="paragraph" style:parent-style-name="Text_20_body" style:list-style-name="L5"/>
    <style:style style:name="P27" style:family="paragraph" style:parent-style-name="Text_20_body" style:list-style-name="L6"/>
    <style:style style:name="P28" style:family="paragraph" style:parent-style-name="Text_20_body" style:list-style-name="L7"/>
    <style:style style:name="P29" style:family="paragraph" style:parent-style-name="Text_20_body" style:list-style-name="L7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Django ORM with </text:span><text:span text:style-name="Strong_20_Emphasis"><text:span text:style-name="Source_20_Text">Student</text:span></text:span><text:span text:style-name="Strong_20_Emphasis"> Model</text:span></text:h>
      <text:h text:style-name="Heading_20_3" text:outline-level="3"><text:span text:style-name="Strong_20_Emphasis"><text:s/>Using the Django ORM</text:span></text:h>
      <text:h text:style-name="Heading_20_4" text:outline-level="4"><text:span text:style-name="Strong_20_Emphasis">Create Objects</text:span></text:h>
      <text:list xml:id="list2711138119" text:style-name="L2">
        <text:list-item>
          <text:p text:style-name="P23"><text:span text:style-name="Strong_20_Emphasis">Create and Save:</text:span></text:p>
          <text:p text:style-name="P5">python</text:p>
          <text:p text:style-name="P5">Copy code</text:p>
          <text:p text:style-name="P6"><text:span text:style-name="Source_20_Text">from myapp.models import Student</text:span></text:p>
          <text:p text:style-name="P6"><text:span text:style-name="Source_20_Text">from datetime import date</text:span></text:p>
          <text:p text:style-name="P6"/>
          <text:p text:style-name="P6"><text:span text:style-name="Source_20_Text">student = Student(</text:span></text:p>
          <text:p text:style-name="P6"><text:span text:style-name="Source_20_Text"><text:s text:c="4"/>first_name="John",</text:span></text:p>
          <text:p text:style-name="P6"><text:span text:style-name="Source_20_Text"><text:s text:c="4"/>last_name="Doe",</text:span></text:p>
          <text:p text:style-name="P6"><text:span text:style-name="Source_20_Text"><text:s text:c="4"/>age=21,</text:span></text:p>
          <text:p text:style-name="P6"><text:span text:style-name="Source_20_Text"><text:s text:c="4"/>date_of_birth=date(2003, 9, 15)</text:span></text:p>
          <text:p text:style-name="P6"><text:span text:style-name="Source_20_Text">)</text:span></text:p>
          <text:p text:style-name="P7"><text:span text:style-name="Source_20_Text">student.save()</text:span></text:p>
        </text:list-item>
        <text:list-item>
          <text:p text:style-name="P23"><text:span text:style-name="Strong_20_Emphasis">Create and Save in One Step:</text:span></text:p>
          <text:p text:style-name="P5">python</text:p>
          <text:p text:style-name="P5">Copy code</text:p>
          <text:p text:style-name="P6"><text:span text:style-name="Source_20_Text">student = Student.objects.create(</text:span></text:p>
          <text:p text:style-name="P6"><text:span text:style-name="Source_20_Text"><text:s text:c="4"/>first_name="Jane",</text:span></text:p>
          <text:p text:style-name="P6"><text:span text:style-name="Source_20_Text"><text:s text:c="4"/>last_name="Smith",</text:span></text:p>
          <text:p text:style-name="P6"><text:span text:style-name="Source_20_Text"><text:s text:c="4"/>age=22,</text:span></text:p>
          <text:p text:style-name="P6"><text:span text:style-name="Source_20_Text"><text:s text:c="4"/>date_of_birth=date(2002, 5, 30)</text:span></text:p>
          <text:p text:style-name="P7"><text:span text:style-name="Source_20_Text">)</text:span></text:p>
        </text:list-item>
      </text:list>
      <text:h text:style-name="Heading_20_4" text:outline-level="4"><text:span text:style-name="Strong_20_Emphasis">Read Objects</text:span></text:h>
      <text:list xml:id="list1296326892" text:style-name="L3">
        <text:list-item>
          <text:p text:style-name="P24"><text:span text:style-name="Strong_20_Emphasis">Retrieve All:</text:span></text:p>
          <text:p text:style-name="P8">python</text:p>
          <text:p text:style-name="P8">Copy code</text:p>
          <text:p text:style-name="P9"><text:span text:style-name="Source_20_Text">students = Student.objects.all()</text:span></text:p>
        </text:list-item>
        <text:list-item>
          <text:p text:style-name="P24"><text:span text:style-name="Strong_20_Emphasis">Retrieve by ID:</text:span></text:p>
          <text:p text:style-name="P8">python</text:p>
          <text:p text:style-name="P8">Copy code</text:p>
          <text:p text:style-name="P9"><text:span text:style-name="Source_20_Text">student = Student.objects.get(id=1) <text:s/># Assumes student with id=1 exists</text:span></text:p>
        </text:list-item>
        <text:list-item>
          <text:p text:style-name="P24"><text:span text:style-name="Strong_20_Emphasis">Filter:</text:span></text:p>
          <text:p text:style-name="P8">python</text:p>
          <text:p text:style-name="P8">Copy code</text:p>
          <text:p text:style-name="P9"><text:span text:style-name="Source_20_Text">young_students = Student.objects.filter(age__lt=25)</text:span></text:p>
        </text:list-item>
        <text:list-item>
          <text:p text:style-name="P24"><text:span text:style-name="Strong_20_Emphasis">Get First Match:</text:span></text:p>
          <text:p text:style-name="P8">python</text:p>
          <text:p text:style-name="P8">Copy code</text:p>
          <text:p text:style-name="P9"><text:span text:style-name="Source_20_Text">first_young_student = Student.objects.filter(age__lt=25).first()</text:span></text:p>
        </text:list-item>
      </text:list>
      <text:h text:style-name="Heading_20_4" text:outline-level="4"><text:soft-page-break/><text:span text:style-name="Strong_20_Emphasis">Update Objects</text:span></text:h>
      <text:list xml:id="list3314924518" text:style-name="L4">
        <text:list-item>
          <text:p text:style-name="P25"><text:span text:style-name="Strong_20_Emphasis">Update and Save:</text:span></text:p>
          <text:p text:style-name="P10">python</text:p>
          <text:p text:style-name="P10">Copy code</text:p>
          <text:p text:style-name="P11"><text:span text:style-name="Source_20_Text">student = Student.objects.get(id=1)</text:span></text:p>
          <text:p text:style-name="P11"><text:span text:style-name="Source_20_Text">student.age = 23</text:span></text:p>
          <text:p text:style-name="P12"><text:span text:style-name="Source_20_Text">student.save()</text:span></text:p>
        </text:list-item>
        <text:list-item>
          <text:p text:style-name="P25"><text:span text:style-name="Strong_20_Emphasis">Bulk Update:</text:span></text:p>
          <text:p text:style-name="P10">python</text:p>
          <text:p text:style-name="P10">Copy code</text:p>
          <text:p text:style-name="P12"><text:span text:style-name="Source_20_Text">Student.objects.filter(age__lt=25).update(age=24)</text:span></text:p>
        </text:list-item>
      </text:list>
      <text:h text:style-name="Heading_20_4" text:outline-level="4"><text:span text:style-name="Strong_20_Emphasis">Delete Objects</text:span></text:h>
      <text:list xml:id="list1657310233" text:style-name="L5">
        <text:list-item>
          <text:p text:style-name="P26"><text:span text:style-name="Strong_20_Emphasis">Delete a Single Object:</text:span></text:p>
          <text:p text:style-name="P13">python</text:p>
          <text:p text:style-name="P13">Copy code</text:p>
          <text:p text:style-name="P14"><text:span text:style-name="Source_20_Text">student = Student.objects.get(id=1)</text:span></text:p>
          <text:p text:style-name="P15"><text:span text:style-name="Source_20_Text">student.delete()</text:span></text:p>
        </text:list-item>
        <text:list-item>
          <text:p text:style-name="P26"><text:span text:style-name="Strong_20_Emphasis">Bulk Delete:</text:span></text:p>
          <text:p text:style-name="P13">python</text:p>
          <text:p text:style-name="P13">Copy code</text:p>
          <text:p text:style-name="P15"><text:span text:style-name="Source_20_Text">Student.objects.filter(age__lt=25).delete()</text:span></text:p>
        </text:list-item>
      </text:list>
      <text:h text:style-name="Heading_20_3" text:outline-level="3"><text:span text:style-name="Strong_20_Emphasis">4. Advanced Querying</text:span></text:h>
      <text:list xml:id="list962275870" text:style-name="L6">
        <text:list-item>
          <text:p text:style-name="P27"><text:span text:style-name="Strong_20_Emphasis">Order By:</text:span></text:p>
          <text:p text:style-name="P16">python</text:p>
          <text:p text:style-name="P16">Copy code</text:p>
          <text:p text:style-name="P18"><text:span text:style-name="Source_20_Text">students = Student.objects.order_by('age')</text:span></text:p>
        </text:list-item>
        <text:list-item>
          <text:p text:style-name="P27"><text:span text:style-name="Strong_20_Emphasis">Distinct:</text:span></text:p>
          <text:p text:style-name="P16">python</text:p>
          <text:p text:style-name="P16">Copy code</text:p>
          <text:p text:style-name="P18"><text:span text:style-name="Source_20_Text">distinct_students = Student.objects.distinct()</text:span></text:p>
        </text:list-item>
        <text:list-item>
          <text:p text:style-name="P27"><text:span text:style-name="Strong_20_Emphasis">Aggregation:</text:span></text:p>
          <text:p text:style-name="P16">python</text:p>
          <text:p text:style-name="P16">Copy code</text:p>
          <text:p text:style-name="P17"><text:span text:style-name="Source_20_Text">from django.db.models import Avg</text:span></text:p>
          <text:p text:style-name="P17"/>
          <text:p text:style-name="P18"><text:span text:style-name="Source_20_Text">average_age = Student.objects.aggregate(Avg('age'))</text:span></text:p>
        </text:list-item>
        <text:list-item>
          <text:p text:style-name="P27"><text:span text:style-name="Strong_20_Emphasis">Annotation:</text:span></text:p>
          <text:p text:style-name="P16">python</text:p>
          <text:p text:style-name="P16">Copy code</text:p>
          <text:p text:style-name="P17"><text:span text:style-name="Source_20_Text">from django.db.models import Count</text:span></text:p>
          <text:p text:style-name="P17"/>
          <text:p text:style-name="P18"><text:span text:style-name="Source_20_Text">student_counts = Student.objects.annotate(num_students=Count('id'))</text:span></text:p>
        </text:list-item>
      </text:list>
      <text:h text:style-name="Heading_20_3" text:outline-level="3"><text:soft-page-break/><text:span text:style-name="Strong_20_Emphasis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20:40:59.041659368</meta:creation-date>
    <meta:editing-duration>PT11M51S</meta:editing-duration>
    <meta:editing-cycles>2</meta:editing-cycles>
    <meta:generator>LibreOffice/7.3.7.2$Linux_X86_64 LibreOffice_project/30$Build-2</meta:generator>
    <dc:date>2024-09-12T02:13:31.658199545</dc:date>
    <meta:document-statistic meta:table-count="0" meta:image-count="0" meta:object-count="0" meta:page-count="3" meta:paragraph-count="84" meta:word-count="253" meta:character-count="1610" meta:non-whitespace-character-count="1481"/>
  </office:meta>
</office:document-meta>
</file>